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robinmoisson.github.io/staticryp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thleen Doss</meta:initial-creator>
    <meta:creation-date>2024-01-16T09:11:34.73</meta:creation-date>
    <dc:date>2024-01-16T09:12:06.12</dc:date>
    <dc:creator>Kathleen Doss</dc:creator>
    <meta:editing-duration>PT32S</meta:editing-duration>
    <meta:editing-cycles>1</meta:editing-cycles>
    <meta:generator>OpenOffice/4.1.13$Win32 OpenOffice.org_project/4113m1$Build-9810</meta:generator>
    <meta:document-statistic meta:table-count="0" meta:image-count="0" meta:object-count="0" meta:page-count="1" meta:paragraph-count="1" meta:word-count="1" meta:character-count="42"/>
  </office:meta>
</office:document-meta>
</file>